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pyder" table:style-name="ta1" table:print="false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/>
          <table:table-cell office:value-type="string">
            <text:p>!pip install control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>
            <text:p>Collecting control</text:p>
          </table:table-cell>
        </table:table-row>
        <table:table-row table:style-name="ro1">
          <table:table-cell/>
          <table:table-cell office:value-type="string">
            <text:p><text:s text:c="2"/>Downloading https://files.pythonhosted.org/packages/97/ea/1509ae6885d6928f9bd6097de71f68d23da02e6ab647e3fc4dbe893288c2/control-0.8.2.tar.gz (182kB)</text:p>
          </table:table-cell>
        </table:table-row>
        <table:table-row table:style-name="ro1">
          <table:table-cell/>
          <table:table-cell office:value-type="string">
            <text:p>Requirement already satisfied: numpy in c:\programdata\anaconda3\envs\rstudio\lib\site-packages (from control) (1.13.3)</text:p>
          </table:table-cell>
        </table:table-row>
        <table:table-row table:style-name="ro1">
          <table:table-cell/>
          <table:table-cell office:value-type="string">
            <text:p>Requirement already satisfied: scipy in c:\programdata\anaconda3\envs\rstudio\lib\site-packages (from control) (1.1.0)</text:p>
          </table:table-cell>
        </table:table-row>
        <table:table-row table:style-name="ro1">
          <table:table-cell/>
          <table:table-cell office:value-type="string">
            <text:p>Requirement already satisfied: matplotlib in c:\programdata\anaconda3\envs\rstudio\lib\site-packages (from control) (2.2.2)</text:p>
          </table:table-cell>
        </table:table-row>
        <table:table-row table:style-name="ro1">
          <table:table-cell/>
          <table:table-cell office:value-type="string">
            <text:p>Requirement already satisfied: cycler&gt;=0.10 in c:\programdata\anaconda3\envs\rstudio\lib\site-packages (from matplotlib-&gt;control) (0.10.0)</text:p>
          </table:table-cell>
        </table:table-row>
        <table:table-row table:style-name="ro1">
          <table:table-cell/>
          <table:table-cell office:value-type="string">
            <text:p>Requirement already satisfied: pyparsing!=2.0.4,!=2.1.2,!=2.1.6,&gt;=2.0.1 in c:\programdata\anaconda3\envs\rstudio\lib\site-packages (from matplotlib-&gt;control) (2.2.0)</text:p>
          </table:table-cell>
        </table:table-row>
        <table:table-row table:style-name="ro1">
          <table:table-cell/>
          <table:table-cell office:value-type="string">
            <text:p>Requirement already satisfied: python-dateutil&gt;=2.1 in c:\programdata\anaconda3\envs\rstudio\lib\site-packages (from matplotlib-&gt;control) (2.7.3)</text:p>
          </table:table-cell>
        </table:table-row>
        <table:table-row table:style-name="ro1">
          <table:table-cell/>
          <table:table-cell office:value-type="string">
            <text:p>Requirement already satisfied: pytz in c:\programdata\anaconda3\envs\rstudio\lib\site-packages (from matplotlib-&gt;control) (2018.5)</text:p>
          </table:table-cell>
        </table:table-row>
        <table:table-row table:style-name="ro1">
          <table:table-cell/>
          <table:table-cell office:value-type="string">
            <text:p>Requirement already satisfied: six&gt;=1.10 in c:\programdata\anaconda3\envs\rstudio\lib\site-packages (from matplotlib-&gt;control) (1.11.0)</text:p>
          </table:table-cell>
        </table:table-row>
        <table:table-row table:style-name="ro1">
          <table:table-cell/>
          <table:table-cell office:value-type="string">
            <text:p>Requirement already satisfied: kiwisolver&gt;=1.0.1 in c:\programdata\anaconda3\envs\rstudio\lib\site-packages (from matplotlib-&gt;control) (1.0.1)</text:p>
          </table:table-cell>
        </table:table-row>
        <table:table-row table:style-name="ro1">
          <table:table-cell/>
          <table:table-cell office:value-type="string">
            <text:p>Requirement already satisfied: setuptools in c:\programdata\anaconda3\envs\rstudio\lib\site-packages (from kiwisolver&gt;=1.0.1-&gt;matplotlib-&gt;control) (39.1.0)</text:p>
          </table:table-cell>
        </table:table-row>
        <table:table-row table:style-name="ro1">
          <table:table-cell/>
          <table:table-cell office:value-type="string">
            <text:p>Building wheels for collected packages: control</text:p>
          </table:table-cell>
        </table:table-row>
        <table:table-row table:style-name="ro1">
          <table:table-cell/>
          <table:table-cell office:value-type="string">
            <text:p><text:s text:c="2"/>Building wheel for control (setup.py): started</text:p>
          </table:table-cell>
        </table:table-row>
        <table:table-row table:style-name="ro1">
          <table:table-cell/>
          <table:table-cell office:value-type="string">
            <text:p><text:s text:c="2"/>Building wheel for control (setup.py): finished with status 'done'</text:p>
          </table:table-cell>
        </table:table-row>
        <table:table-row table:style-name="ro1">
          <table:table-cell/>
          <table:table-cell office:value-type="string">
            <text:p><text:s text:c="2"/>Stored in directory: C:\Users\PC\AppData\Local\pip\Cache\wheels\62\70\b3\4ff8c0348172e6b1fa8c9c2f1388e80d3e86f15f27d63c2e23</text:p>
          </table:table-cell>
        </table:table-row>
        <table:table-row table:style-name="ro1">
          <table:table-cell/>
          <table:table-cell office:value-type="string">
            <text:p>Successfully built control</text:p>
          </table:table-cell>
        </table:table-row>
        <table:table-row table:style-name="ro1">
          <table:table-cell/>
          <table:table-cell office:value-type="string">
            <text:p>Installing collected packages: control</text:p>
          </table:table-cell>
        </table:table-row>
        <table:table-row table:style-name="ro1">
          <table:table-cell/>
          <table:table-cell office:value-type="string">
            <text:p>Successfully installed control-0.8.2</text:p>
          </table:table-cell>
        </table:table-row>
        <table:table-row table:style-name="ro1">
          <table:table-cell/>
          <table:table-cell office:value-type="string">
            <text:p>WARNING: You are using pip version 19.1.1, however version 19.2.1 is available.</text:p>
          </table:table-cell>
        </table:table-row>
        <table:table-row table:style-name="ro1">
          <table:table-cell/>
          <table:table-cell office:value-type="string">
            <text:p>You should consider upgrading via the 'python -m pip install --upgrade pip' command.</text:p>
          </table:table-cell>
        </table:table-row>
      </table:table>
      <table:table table:name="jupyter" table:style-name="ta1" table:print="false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/>
          <table:table-cell office:value-type="string">
            <text:p>C:\Users\PC&gt;conda install control</text:p>
          </table:table-cell>
        </table:table-row>
        <table:table-row table:style-name="ro1">
          <table:table-cell/>
          <table:table-cell office:value-type="string">
            <text:p>Solving environment: failed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>
            <text:p>PackagesNotFoundError: The following packages are not available from current cha</text:p>
          </table:table-cell>
        </table:table-row>
        <table:table-row table:style-name="ro1">
          <table:table-cell/>
          <table:table-cell office:value-type="string">
            <text:p>nnels: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>
            <text:p><text:s text:c="2"/>- control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>
            <text:p>Current channels: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>
            <text:p><text:s text:c="2"/>- https://repo.anaconda.com/pkgs/main/win-64</text:p>
          </table:table-cell>
        </table:table-row>
        <table:table-row table:style-name="ro1">
          <table:table-cell/>
          <table:table-cell office:value-type="string">
            <text:p><text:s text:c="2"/>- https://repo.anaconda.com/pkgs/main/noarch</text:p>
          </table:table-cell>
        </table:table-row>
        <table:table-row table:style-name="ro1">
          <table:table-cell/>
          <table:table-cell office:value-type="string">
            <text:p><text:s text:c="2"/>- https://repo.anaconda.com/pkgs/free/win-64</text:p>
          </table:table-cell>
        </table:table-row>
        <table:table-row table:style-name="ro1">
          <table:table-cell/>
          <table:table-cell office:value-type="string">
            <text:p><text:s text:c="2"/>- https://repo.anaconda.com/pkgs/free/noarch</text:p>
          </table:table-cell>
        </table:table-row>
        <table:table-row table:style-name="ro1">
          <table:table-cell/>
          <table:table-cell office:value-type="string">
            <text:p><text:s text:c="2"/>- https://repo.anaconda.com/pkgs/r/win-64</text:p>
          </table:table-cell>
        </table:table-row>
        <table:table-row table:style-name="ro1">
          <table:table-cell/>
          <table:table-cell office:value-type="string">
            <text:p><text:s text:c="2"/>- https://repo.anaconda.com/pkgs/r/noarch</text:p>
          </table:table-cell>
        </table:table-row>
        <table:table-row table:style-name="ro1">
          <table:table-cell/>
          <table:table-cell office:value-type="string">
            <text:p><text:s text:c="2"/>- https://repo.anaconda.com/pkgs/pro/win-64</text:p>
          </table:table-cell>
        </table:table-row>
        <table:table-row table:style-name="ro1">
          <table:table-cell/>
          <table:table-cell office:value-type="string">
            <text:p><text:s text:c="2"/>- https://repo.anaconda.com/pkgs/pro/noarch</text:p>
          </table:table-cell>
        </table:table-row>
        <table:table-row table:style-name="ro1">
          <table:table-cell/>
          <table:table-cell office:value-type="string">
            <text:p><text:s text:c="2"/>- https://repo.anaconda.com/pkgs/msys2/win-64</text:p>
          </table:table-cell>
        </table:table-row>
        <table:table-row table:style-name="ro1">
          <table:table-cell/>
          <table:table-cell office:value-type="string">
            <text:p><text:s text:c="2"/>- https://repo.anaconda.com/pkgs/msys2/noarch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>
            <text:p>To search for alternate channels that may provide the conda package you're</text:p>
          </table:table-cell>
        </table:table-row>
        <table:table-row table:style-name="ro1">
          <table:table-cell/>
          <table:table-cell office:value-type="string">
            <text:p>looking for, navigate to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>
            <text:p><text:s text:c="4"/>https://anaconda.org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>
            <text:p>and use the search bar at the top of the page.</text:p>
          </table:table-cell>
        </table:table-row>
        <table:table-row table:style-name="ro1" table:number-rows-repeated="3">
          <table:table-cell table:number-columns-repeated="2"/>
        </table:table-row>
        <table:table-row table:style-name="ro1">
          <table:table-cell/>
          <table:table-cell office:value-type="string">
            <text:p>C:\Users\PC&gt;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8-23">2019/08/23</text:date>, <text:time>19:00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7M8S</meta:editing-duration>
    <meta:editing-cycles>4</meta:editing-cycles>
    <meta:generator>OpenOffice.org/3.4$Win32 OpenOffice.org_project/340m1$Build-9590</meta:generator>
    <dc:date>2019-08-23T19:00:18.46</dc:date>
    <meta:document-statistic meta:table-count="2" meta:cell-count="43" meta:object-count="0"/>
    <meta:user-defined meta:name="Info 1"/>
    <meta:user-defined meta:name="Info 2"/>
    <meta:user-defined meta:name="Info 3"/>
    <meta:user-defined meta:name="Info 4"/>
  </office:meta>
</office:document-meta>
</file>